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63653C24D68FC7C6.png" manifest:media-type="image/png"/>
  <manifest:file-entry manifest:full-path="Pictures/100021B200008D2E00004F60B312A649B9EEC18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VS code </text:p>
          </draw:text-box>
        </draw:frame>
        <draw:frame draw:style-name="gr1" draw:text-style-name="P2" draw:layer="layout" svg:width="21.59cm" svg:height="3.81cm" svg:x="3.175cm" svg:y="3.175cm">
          <draw:text-box>
            <text:p text:style-name="P1">For creating a new project :</text:p>
            <text:p text:style-name="P1">File &gt;&gt;new window &gt;&gt;in new window create new file as python file &gt;&gt;after the first debugging ,you can select your desire directory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63653C24D68FC7C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11:02.092271533</meta:creation-date>
    <meta:editing-duration>PT6M16S</meta:editing-duration>
    <meta:editing-cycles>2</meta:editing-cycles>
    <meta:generator>LibreOffice/7.6.2.1$Linux_X86_64 LibreOffice_project/9d0b4c0791fc17bc4181a67fd90c5aaed576d1c0</meta:generator>
    <dc:title>Metropolis</dc:title>
    <dc:date>2023-10-23T11:17:13.064049050</dc:date>
    <meta:document-statistic meta:object-count="26"/>
  </office:meta>
</office:document-meta>
</file>